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50c0"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a6a6f"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cd306"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f73b4" style:font-style-asian="normal" style:font-style-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07bbf" style:font-style-asian="normal" style:font-style-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2adb7" style:font-style-asian="normal" style:font-style-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adb7" officeooo:paragraph-rsid="0013aca6" style:font-style-asian="normal" style:font-style-complex="normal"/>
    </style:style>
    <style:style style:name="P146" style:family="paragraph" style:parent-style-name="Heading_20_1">
      <style:paragraph-properties fo:margin-left="0in" fo:margin-right="0in" fo:text-align="center" style:justify-single-word="false" fo:text-indent="0.1965in" style:auto-text-indent="false"/>
    </style:style>
    <style:style style:name="P147" style:family="paragraph" style:parent-style-name="Heading_20_2">
      <style:text-properties fo:language="en" fo:country="US"/>
    </style:style>
    <style:style style:name="P148" style:family="paragraph" style:parent-style-name="Heading_20_2">
      <style:paragraph-properties fo:text-align="justify" style:justify-single-word="false"/>
    </style:style>
    <style:style style:name="P14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background-color="transparent" loext:char-shading-value="0" style:font-style-asian="normal" style:font-style-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loext:char-shading-value="0"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loext:char-shading-value="0" style:font-style-asian="normal" style:font-style-complex="normal"/>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fo:color="#0066cc"/>
    </style:style>
    <style:style style:name="T66" style:family="text">
      <style:text-properties fo:color="#0000cc"/>
    </style:style>
    <style:style style:name="T67" style:family="text">
      <style:text-properties style:text-line-through-style="solid" style:text-line-through-type="single"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style:style style:name="T85" style:family="text">
      <style:text-properties officeooo:rsid="000750c0"/>
    </style:style>
    <style:style style:name="T86" style:family="text">
      <style:text-properties officeooo:rsid="000896f8"/>
    </style:style>
    <style:style style:name="T87" style:family="text">
      <style:text-properties officeooo:rsid="000a6a6f"/>
    </style:style>
    <style:style style:name="T88" style:family="text">
      <style:text-properties officeooo:rsid="000c3970"/>
    </style:style>
    <style:style style:name="T89" style:family="text">
      <style:text-properties officeooo:rsid="000cd306"/>
    </style:style>
    <style:style style:name="T90" style:family="text">
      <style:text-properties officeooo:rsid="000f73b4"/>
    </style:style>
    <style:style style:name="T91" style:family="text">
      <style:text-properties officeooo:rsid="000f8ee4"/>
    </style:style>
    <style:style style:name="T92" style:family="text">
      <style:text-properties officeooo:rsid="00107bbf"/>
    </style:style>
    <style:style style:name="T93" style:family="text">
      <style:text-properties officeooo:rsid="00114650"/>
    </style:style>
    <style:style style:name="T94" style:family="text">
      <style:text-properties officeooo:rsid="0012adb7"/>
    </style:style>
    <style:style style:name="T95" style:family="text">
      <style:text-properties officeooo:rsid="0013ac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52"/>
      <text:h text:style-name="P14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47"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7"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6437136594209720109"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7"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text:span text:style-name="T85">Незаконченный</text:span><text:span text:style-name="T1">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text:span text:style-name="T94">Круглый</text:span>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7" text:outline-level="2">8. Стыд</text:h>
      <text:p text:style-name="P47"/>
      <text:p text:style-name="P57">~~~ Завтра на семь в библиотеке ~~~</text:p>
      <text:p text:style-name="P57"/>
      <text:p text:style-name="P139">– Смелей-смелей-смелей-смелей! Двигайся в такт! Раз-два, раз-два! Не забывай о смазке! <text:s/>Сильнее поддавай, не робей! <text:s/>– подбадривал Норф. – Не жалей заготовку, <text:span text:style-name="T85">лучше напартачить в учёбе, чем запороть заказ</text:span>! Сильнее дави на рубанок! <text:span text:style-name="T86">Сделаем пару бричек</text:span>, и перейдём к работе с <text:span text:style-name="T85">эксклюзивными клиентами</text:span>. Завтра поможешь мне вытащить из <text:span text:style-name="T86">подвала</text:span> оборудование — мы восстанавливаем собственное производство колёс. В наш<text:span text:style-name="T85">е</text:span> врем<text:span text:style-name="T85">я</text:span> зависеть от субподряда — <text:span text:style-name="T85">что ехать с горки без тормозов</text:span>.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text:span text:style-name="T86">результат </text:span>вместо воздушной резной скорлупки превращалс<text:span text:style-name="T86">я</text:span> в убогий скрипящий шарабан. <text:span text:style-name="T86">И Норф</text:span> охотно делился со мной опытом, перемежая уроки затейливыми историями из жизни каретного двора. <text:span text:style-name="T86">И в</text:span>сё чаще конец моих городских странствий заканчивался в <text:s/><text:span text:style-name="T86">тихом </text:span>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span text:style-name="T86">.</text:span></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text:span text:style-name="T88">Я подошёл к ней, едва сдерживая волнение.</text:span></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text:span text:style-name="T87">Анонимус</text:span>? Привет<text:span text:style-name="T87">ствую тебя</text:span>.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140">– <text:span text:style-name="T87">О</text:span>, к самому Норфу, инженеру-<text:span text:style-name="T87">каретнику</text:span>! Рада за тебя! Он мой очень хороший старый друг. Я специально стараюсь направлять побольше заказов именно в его мастерскую — мне нравятся его гоночные <text:span text:style-name="T87">небесные</text:span>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text:span text:style-name="T87">О, д</text:span>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text:span text:style-name="T87">ты </text:span>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141"><text:soft-page-break/>– Мне очень жаль, что я обидела тебя… Когда <text:span text:style-name="T87">тысячи</text:span> лет правишь страной, не слыша от <text:s/>окружающих ни слова возражения, забываешь, что такое нормальное общение. <text:span text:style-name="T89">Мне в голову не пришло</text:span>, что <text:span text:style-name="T89">тебя следовало</text:span> <text:span text:style-name="T89">по</text:span>ставить в известность о своих планах. Прости меня пожалуйста.</text:p>
      <text:p text:style-name="P142"><text:span text:style-name="T8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span></text:p>
      <text:p text:style-name="P141">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text:span text:style-name="T90">и</text:span> ниточк<text:span text:style-name="T90">и</text:span> железн<text:span text:style-name="T90">ых</text:span>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91">Стирания из Бытия</text:span>. Точнее, его нет и не было после того, как я замкнула его на его создателя, Иггуса. Суть заклинания <text:span text:style-name="T91">Стирания</text:span><text:span text:style-name="T6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text:span text:style-name="T91">тот </text:span>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text:span text:style-name="T92">Стирания</text:span>.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text:span text:style-name="T92">Абсолютное Стирание уничтожает упоминания об объекте из всех реальностей.</text:span></text:p>
      <text:p text:style-name="P47">Аликорница потёрла висок и растерянно посмотрела на меня.</text:p>
      <text:p text:style-name="P143">– Мне только что пришло в голову… Сколько ещё таких городов могло исчезнуть, пока <text:s/>ослабленная защита от забвения сработала? <text:span text:style-name="T92">Б</text:span>ыть <text:span text:style-name="T92">м</text:span>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text:span text:style-name="T92">печалься так</text:span>,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text:span text:style-name="T93">Переживания делают тебя слабее.</text:span></text:p>
      <text:p text:style-name="P47">Она проследовала к выходу, кивком головы приглашая меня следовать за ней.</text:p>
      <text:p text:style-name="P1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145">Если это не заигрывание, то ты — самоуверенный болван, Анон! А ты не болван, уж это точно! <text:span text:style-name="T95">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span></text:p>
      <text:p text:style-name="P144">Я вспомнил <text:span text:style-name="T95">подробности</text:span> нашей предыдущей встречи и <text:span text:style-name="T94">чуть не застонал</text:span>. <text:span text:style-name="T95">Мне было понятно</text:span>, куда и зачем мы идём и <text:span text:style-name="T95">я </text:span>испытал восторг от предвкушения. Теперь нам ничто не помешает! Всё во мне буквально <text:span text:style-name="T95">пело</text:span>.</text:p>
      <text:p text:style-name="P47">– Ты о чём-то задумался, <text:span text:style-name="T94">Анонимус</text:span>?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пирса,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Нелетающие пегасы</text:h>
      <text:p text:style-name="P50">&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1">10</text:span>. (40*<text:span text:style-name="T11">ctg(Pi/4)-6)/(ln(e)-sin(0))</text:span></text:h>
      <text:p text:style-name="P77">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text:soft-page-break/>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oft-page-break/><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2">Мне печалиться не стоит</text:p><text:p text:style-name="P132">Жизнь прекрасна и ярк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text:p><text:p text:style-name="P132">Но друзей моих немного,</text:p><text:p text:style-name="P132">Гложе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oft-page-break/><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text:soft-page-break/>–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soft-page-break/>***</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oft-page-break/><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oft-page-break/><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8"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text:soft-page-break/>–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text:soft-page-break/>–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soft-page-break/>…</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lt;<text:span text:style-name="T25">Макс и ко появляются на Терре со сдвигом по времени (как и Кимеринн)?</text:span>&gt;</text:p>
      <text:p text:style-name="P8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9"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9"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7"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19T19:06:15.999891995</dc:date>
    <meta:editing-duration>P134DT15H16M18S</meta:editing-duration>
    <meta:editing-cycles>8157</meta:editing-cycles>
    <meta:generator>LibreOffice/5.1.6.2$Linux_X86_64 LibreOffice_project/10m0$Build-2</meta:generator>
    <meta:document-statistic meta:table-count="0" meta:image-count="0" meta:object-count="0" meta:page-count="207" meta:paragraph-count="4394" meta:word-count="92072" meta:character-count="609593" meta:non-whitespace-character-count="517608"/>
  </office:meta>
</office:document-meta>
</file>